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SA-Assignment solving algorithm:</text:p>
      <text:p text:style-name="Standard"/>
      <text:p text:style-name="Standard">//Java-Pseudocode</text:p>
      <text:p text:style-name="Standard"/>
      <text:p text:style-name="Standard">void solveAssingment(){</text:p>
      <text:p text:style-name="Standard"><text:tab/>Assignment assignment = new Assignment(downloadAssignment());</text:p>
      <text:p text:style-name="Standard"/>
      <text:p text:style-name="Standard"><text:tab/>for(exercises e: assignment){</text:p>
      <text:p text:style-name="Standard"/>
      <text:p text:style-name="Standard"><text:tab/><text:tab/>try{</text:p>
      <text:p text:style-name="Standard"><text:tab/><text:tab/><text:tab/>e.solve</text:p>
      <text:p text:style-name="Standard"><text:tab/><text:tab/>}catch(Exception x){</text:p>
      <text:p text:style-name="Standard"/>
      <text:p text:style-name="Standard"><text:tab/><text:tab/><text:tab/>e.google(x);</text:p>
      <text:p text:style-name="Standard"><text:tab/><text:tab/><text:tab/>e.searchStackOverflow(x);</text:p>
      <text:p text:style-name="Standard"/>
      <text:p text:style-name="Standard"><text:tab/><text:tab/>}finally{</text:p>
      <text:p text:style-name="Standard"><text:tab/><text:tab/><text:tab/>if(e.isSolved == true){</text:p>
      <text:p text:style-name="Standard"><text:tab/><text:tab/><text:tab/><text:tab/>break;</text:p>
      <text:p text:style-name="Standard"><text:tab/><text:tab/><text:tab/>}else{</text:p>
      <text:p text:style-name="Standard"><text:tab/><text:tab/><text:tab/><text:tab/>e.doLater();</text:p>
      <text:p text:style-name="Standard"><text:tab/><text:tab/><text:tab/>}</text:p>
      <text:p text:style-name="Standard"><text:tab/><text:tab/>}</text:p>
      <text:p text:style-name="Standard"/>
      <text:p text:style-name="Standard"/>
      <text:p text:style-name="Standard"><text:tab/>}</text:p>
      <text:p text:style-name="Standard"/>
      <text:p text:style-name="Standard"><text:tab/>if(assignment.isFinished == true){</text:p>
      <text:p text:style-name="Standard"><text:tab/><text:tab/>uploadToILIAS();</text:p>
      <text:p text:style-name="Standard"><text:tab/>}else{</text:p>
      <text:p text:style-name="Standard"><text:tab/><text:tab/>finshTasks(assignment.getUnsolvedTasks);</text:p>
      <text:p text:style-name="Standard"/>
      <text:p text:style-name="Standard"><text:tab/>}</text:p>
      <text:p text:style-name="Standard"/>
      <text:p text:style-name="Standard"><text:tab/>sleep(getTimeUntilTutorium());</text:p>
      <text:p text:style-name="Standard"><text:tab/>attendTutorium()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3133783 Wilhem Buchmüller</text:p>
        <text:p text:style-name="Header">3133783 Daniel Wanner</text:p>
        <text:p text:style-name="Header">2736424 Artur Frenzen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2T19:59:05.822250475</meta:creation-date>
    <dc:date>2016-04-12T22:11:26.59</dc:date>
    <meta:editing-duration>PT7M1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9" meta:word-count="49" meta:character-count="548"/>
    <dc:creator>Wilhelm  Buchmüller</dc:creator>
  </office:meta>
</office:document-meta>
</file>